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4pt" style:font-size-asian="14pt" style:font-size-complex="14pt"/>
    </style:style>
    <style:style style:name="T1" style:family="text">
      <style:text-properties fo:color="#008000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c0c0c0"/>
    </style:style>
    <style:style style:name="T4" style:family="text">
      <style:text-properties fo:color="#c0c0c0" officeooo:rsid="000fcd8d"/>
    </style:style>
    <style:style style:name="T5" style:family="text">
      <style:text-properties fo:color="#c0c0c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"CREATE</text:span><text:span text:style-name="T3"> </text:span><text:span text:style-name="T1">TABLE</text:span><text:span text:style-name="T3"> </text:span><text:span text:style-name="T1">dbtb_spre</text:span><text:span text:style-name="T3"> </text:span><text:span text:style-name="T1">"</text:span></text:p>
      <text:p text:style-name="P6"><text:span text:style-name="T3"><text:s text:c="17"/></text:span><text:span text:style-name="T1">"(se_no</text:span><text:span text:style-name="T3"> <text:s text:c="8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se_tarih</text:span><text:span text:style-name="T3"> <text:s text:c="5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isemri_no</text:span><text:span text:style-name="T3"> <text:s text:c="4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se_aitoldyer</text:span><text:span text:style-name="T3"> <text:s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se_sekli</text:span><text:span text:style-name="T3"> <text:s text:c="5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se_yetkili1</text:span><text:span text:style-name="T3"> <text:s text:c="2"/><text:tab/></text:span><text:span text:style-name="T1">TEXT,"</text:span></text:p>
      <text:p text:style-name="P6"><text:span text:style-name="T3"><text:s text:c="17"/></text:span><text:span text:style-name="T1">"se_yetkili2</text:span><text:span text:style-name="T3"> <text:s text:c="2"/><text:tab/></text:span><text:span text:style-name="T1">TEXT,"</text:span></text:p>
      <text:p text:style-name="P6"><text:span text:style-name="T3"><text:s text:c="17"/></text:span><text:span text:style-name="T1">"se_teslimtarihi</text:span><text:span text:style-name="T3"> </text:span><text:span text:style-name="T1">TEXT,"</text:span></text:p>
      <text:p text:style-name="P6"><text:span text:style-name="T3"><text:s text:c="17"/></text:span><text:span text:style-name="T1">"se_eki</text:span><text:span text:style-name="T3"> <text:s text:c="7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byer</text:span><text:span text:style-name="T3"> <text:s text:c="9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resim</text:span><text:span text:style-name="T3"> <text:s text:c="8"/><text:tab/></text:span><text:span text:style-name="T1">BLOB,</text:span><text:span text:style-name="T3"> </text:span><text:span text:style-name="T1">"</text:span></text:p>
      <text:p text:style-name="P6"><text:span text:style-name="T3"><text:s text:c="17"/></text:span><text:span text:style-name="T1">"id_spre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FOREIGN</text:span><text:span text:style-name="T3"> </text:span><text:span text:style-name="T1">KEY</text:span><text:span text:style-name="T3"> </text:span><text:span text:style-name="T1">(id_spre)</text:span><text:span text:style-name="T3"> </text:span><text:span text:style-name="T1">"</text:span></text:p>
      <text:p text:style-name="P6"><text:span text:style-name="T3"><text:s text:c="17"/></text:span><text:span text:style-name="T1">"REFERENCES</text:span><text:span text:style-name="T3"> </text:span><text:span text:style-name="T1">dbtb_mkstok(id_mkstok)</text:span><text:span text:style-name="T3"> </text:span><text:span text:style-name="T1">)"</text:span><text:span text:style-name="T3"> <text:s/></text:span>;</text:p>
      <text:p text:style-name="P1"/>
      <text:p text:style-name="P4"><text:span text:style-name="T5"><text:s/></text:span><text:span text:style-name="T2">"CREATE</text:span><text:span text:style-name="T5"> </text:span><text:span text:style-name="T2">TABLE</text:span><text:span text:style-name="T5"> </text:span><text:span text:style-name="T2">dbtb_spredet</text:span><text:span text:style-name="T5"> </text:span><text:span text:style-name="T2">"</text:span></text:p>
      <text:p text:style-name="P6"><text:span text:style-name="T3"><text:s text:c="17"/></text:span><text:span text:style-name="T1">"("aciklama</text:span><text:span text:style-name="T3"> <text:s text:c="3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resim</text:span><text:span text:style-name="T3"> <text:s text:c="4"/><text:tab/><text:tab/></text:span><text:span text:style-name="T1">BLOB,</text:span><text:span text:style-name="T3"> </text:span><text:span text:style-name="T1">"</text:span></text:p>
      <text:p text:style-name="P6"><text:span text:style-name="T3"><text:s text:c="17"/></text:span><text:span text:style-name="T1">"id_spredet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FOREIGN</text:span><text:span text:style-name="T3"> </text:span><text:span text:style-name="T1">KEY</text:span><text:span text:style-name="T3"> </text:span><text:span text:style-name="T1">(id_spredet)</text:span><text:span text:style-name="T3"> </text:span><text:span text:style-name="T1">"</text:span></text:p>
      <text:p text:style-name="P6"><text:span text:style-name="T3"><text:s text:c="17"/></text:span><text:span text:style-name="T1">"REFERENCES</text:span><text:span text:style-name="T3"> </text:span><text:span text:style-name="T1">dbtb_spre(id_spre)</text:span><text:span text:style-name="T3"> </text:span><text:span text:style-name="T1">)"</text:span><text:span text:style-name="T3"> <text:s/></text:span>;</text:p>
      <text:p text:style-name="P2"/>
      <text:p text:style-name="P3"><text:span text:style-name="T1">"CREATE</text:span><text:span text:style-name="T3"> </text:span><text:span text:style-name="T1">TABLE</text:span><text:span text:style-name="T3"> </text:span><text:span text:style-name="T1">dbtb_depo</text:span><text:span text:style-name="T3"> </text:span><text:span text:style-name="T1">"</text:span></text:p>
      <text:p text:style-name="P6"><text:span text:style-name="T3"><text:s text:c="17"/></text:span><text:span text:style-name="T1">"(id_dp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barkod</text:span><text:span text:style-name="T3"> <text:s text:c="3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akina</text:span><text:span text:style-name="T3"> <text:s text:c="3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alzeme</text:span><text:span text:style-name="T3"> <text:s text:c="2"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arka</text:span><text:span text:style-name="T3"> <text:tab/></text:span><text:span text:style-name="T4"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odel</text:span><text:span text:style-name="T3"> <text:tab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cins</text:span><text:span text:style-name="T3"> <text:s/><text:tab/><text:tab/></text:span><text:span text:style-name="T1">TEXT,"</text:span></text:p>
      <text:p text:style-name="P6"><text:span text:style-name="T3"><text:s text:c="17"/></text:span><text:span text:style-name="T1">"birim</text:span><text:span text:style-name="T3"> <text:tab/><text:tab/></text:span><text:span text:style-name="T1">TEXT,"</text:span></text:p>
      <text:p text:style-name="P6"><text:span text:style-name="T3"><text:s text:c="17"/></text:span><text:span text:style-name="T1">"bfiyat<text:tab/></text:span><text:span text:style-name="T3"> <text:s text:c="3"/></text:span><text:span text:style-name="T1">INTEGER,</text:span><text:span text:style-name="T3"> </text:span><text:span text:style-name="T1">"</text:span></text:p>
      <text:p text:style-name="P6"><text:span text:style-name="T3"><text:s text:c="17"/></text:span><text:span text:style-name="T1">"kdv</text:span><text:span text:style-name="T3"> <text:s text:c="2"/><text:tab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otv</text:span><text:span text:style-name="T3"> <text:s text:c="2"/><text:tab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byer</text:span><text:span text:style-name="T3"> <text:s/><text:tab/><text:tab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resim</text:span><text:span text:style-name="T3"> <text:tab/><text:tab/></text:span><text:span text:style-name="T1">BLOB)</text:span><text:span text:style-name="T3"> </text:span><text:span text:style-name="T1">"</text:span><text:span text:style-name="T3"> <text:s text:c="3"/></text:span>;</text:p>
      <text:p text:style-name="P2"/>
      <text:p text:style-name="P3"><text:span text:style-name="T1">"CREATE</text:span><text:span text:style-name="T3"> </text:span><text:span text:style-name="T1">TABLE</text:span><text:span text:style-name="T3"> </text:span><text:span text:style-name="T1">dbtb_mkcins</text:span><text:span text:style-name="T3"> </text:span><text:span text:style-name="T1">"</text:span></text:p>
      <text:p text:style-name="P6"><text:span text:style-name="T3"><text:s text:c="17"/></text:span><text:span text:style-name="T1">"(cinsi</text:span><text:span text:style-name="T3"> 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id_mkcins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FOREIGN</text:span><text:span text:style-name="T3"> </text:span><text:span text:style-name="T1">KEY</text:span><text:span text:style-name="T3"> </text:span><text:span text:style-name="T1">(id_mkcins)</text:span><text:span text:style-name="T3"> </text:span><text:span text:style-name="T1">"</text:span></text:p>
      <text:p text:style-name="P6"><text:span text:style-name="T3"><text:s text:c="17"/></text:span><text:span text:style-name="T1">"REFERENCES</text:span><text:span text:style-name="T3"> </text:span><text:span text:style-name="T1">dbtb_mkstok(id_mkstok)</text:span><text:span text:style-name="T3"> </text:span><text:span text:style-name="T1">)"</text:span></text:p>
      <text:p text:style-name="P2"/>
      <text:p text:style-name="P3"><text:span text:style-name="T1"/></text:p>
      <text:p text:style-name="P3"><text:soft-page-break/><text:span text:style-name="T1">"CREATE</text:span><text:span text:style-name="T3"> </text:span><text:span text:style-name="T1">TABLE</text:span><text:span text:style-name="T3"> </text:span><text:span text:style-name="T1">dbtb_mkmark</text:span><text:span text:style-name="T3"> </text:span><text:span text:style-name="T1">"</text:span></text:p>
      <text:p text:style-name="P6"><text:span text:style-name="T3"><text:s text:c="17"/></text:span><text:span text:style-name="T1">"(marka</text:span><text:span text:style-name="T3"> 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id_mkmark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FOREIGN</text:span><text:span text:style-name="T3"> </text:span><text:span text:style-name="T1">KEY</text:span><text:span text:style-name="T3"> </text:span><text:span text:style-name="T1">(id_mkmark)</text:span><text:span text:style-name="T3"> </text:span><text:span text:style-name="T1">"</text:span></text:p>
      <text:p text:style-name="P6"><text:span text:style-name="T3"><text:s text:c="17"/></text:span><text:span text:style-name="T1">"REFERENCES</text:span><text:span text:style-name="T3"> </text:span><text:span text:style-name="T1">dbtb_mkcins(id_mkcins)</text:span><text:span text:style-name="T3"> </text:span><text:span text:style-name="T1">)"</text:span><text:span text:style-name="T3"> <text:s/></text:span>;</text:p>
      <text:p text:style-name="P2"/>
      <text:p text:style-name="P3"><text:span text:style-name="T1">"CREATE</text:span><text:span text:style-name="T3"> </text:span><text:span text:style-name="T1">TABLE</text:span><text:span text:style-name="T3"> </text:span><text:span text:style-name="T1">dbtb_mkmodl</text:span><text:span text:style-name="T3"> </text:span><text:span text:style-name="T1">"</text:span></text:p>
      <text:p text:style-name="P6"><text:span text:style-name="T3"><text:s text:c="17"/></text:span><text:span text:style-name="T1">"(modeli</text:span><text:span text:style-name="T3"> 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id_mkmodl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FOREIGN</text:span><text:span text:style-name="T3"> </text:span><text:span text:style-name="T1">KEY</text:span><text:span text:style-name="T3"> </text:span><text:span text:style-name="T1">(id_mkmodl)</text:span><text:span text:style-name="T3"> </text:span><text:span text:style-name="T1">"</text:span></text:p>
      <text:p text:style-name="P6"><text:span text:style-name="T3"><text:s text:c="17"/></text:span><text:span text:style-name="T1">"REFERENCES</text:span><text:span text:style-name="T3"> </text:span><text:span text:style-name="T1">dbtb_mkmark(id_mkmark)</text:span><text:span text:style-name="T3"> </text:span><text:span text:style-name="T1">)"</text:span><text:span text:style-name="T3"> <text:s/></text:span>;</text:p>
      <text:p text:style-name="P3"><text:span text:style-name="T1"/></text:p>
      <text:p text:style-name="P3"><text:span text:style-name="T1">"CREATE</text:span><text:span text:style-name="T3"> </text:span><text:span text:style-name="T1">TABLE</text:span><text:span text:style-name="T3"> </text:span><text:span text:style-name="T1">dbtb_mkstok</text:span><text:span text:style-name="T3"> </text:span><text:span text:style-name="T1">"</text:span></text:p>
      <text:p text:style-name="P6"><text:span text:style-name="T3"><text:s text:c="17"/></text:span><text:span text:style-name="T1">"(id_mkstok</text:span><text:span text:style-name="T3"> </text:span><text:span text:style-name="T1">integer</text:span><text:span text:style-name="T3"> </text:span><text:span text:style-name="T1">primary</text:span><text:span text:style-name="T3"> </text:span><text:span text:style-name="T1">key,</text:span><text:span text:style-name="T3"> </text:span><text:span text:style-name="T1">"</text:span></text:p>
      <text:p text:style-name="P6"><text:span text:style-name="T3"><text:s text:c="17"/></text:span><text:span text:style-name="T1">"sipemr_kod</text:span><text:span text:style-name="T3"> <text:s text:c="3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ioi_no</text:span><text:span text:style-name="T3"> <text:s text:c="7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plaka</text:span><text:span text:style-name="T3"> <text:s text:c="8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cinsi</text:span><text:span text:style-name="T3"> <text:s text:c="8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arka</text:span><text:span text:style-name="T3"> <text:s text:c="8"/></text:span><text:span text:style-name="T1">TEXT,"</text:span></text:p>
      <text:p text:style-name="P6"><text:span text:style-name="T3"><text:s text:c="17"/></text:span><text:span text:style-name="T1">"modeli</text:span><text:span text:style-name="T3"> <text:s text:c="7"/></text:span><text:span text:style-name="T1">TEXT,"</text:span></text:p>
      <text:p text:style-name="P6"><text:span text:style-name="T3"><text:s text:c="17"/></text:span><text:span text:style-name="T1">"yil</text:span><text:span text:style-name="T3"> <text:s text:c="10"/></text:span><text:span text:style-name="T1">INTEGER,</text:span><text:span text:style-name="T3"> </text:span><text:span text:style-name="T1">"</text:span></text:p>
      <text:p text:style-name="P6"><text:span text:style-name="T3"><text:s text:c="17"/></text:span><text:span text:style-name="T1">"saseno</text:span><text:span text:style-name="T3"> <text:s text:c="7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motorno</text:span><text:span text:style-name="T3"> <text:s text:c="6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byer</text:span><text:span text:style-name="T3"> <text:s text:c="9"/></text:span><text:span text:style-name="T1">TEXT,</text:span><text:span text:style-name="T3"> </text:span><text:span text:style-name="T1">"</text:span></text:p>
      <text:p text:style-name="P6"><text:span text:style-name="T3"><text:s text:c="17"/></text:span><text:span text:style-name="T1">"resim</text:span><text:span text:style-name="T3"> <text:s text:c="8"/></text:span><text:span text:style-name="T1">BLOB,</text:span><text:span text:style-name="T3"> </text:span><text:span text:style-name="T1">"</text:span></text:p>
      <text:p text:style-name="P5"><text:span text:style-name="T3"><text:s text:c="17"/></text:span><text:span text:style-name="T1">"rating</text:span><text:span text:style-name="T3"> <text:s text:c="7"/></text:span><text:span text:style-name="T1">INTEGER)"</text:span><text:span text:style-name="T3"> </text:span>;</text:p>
      <text:p text:style-name="P3"><text:span text:style-name="T1">"CREATE</text:span><text:span text:style-name="T3"> </text:span><text:span text:style-name="T1">TABLE</text:span><text:span text:style-name="T3"> </text:span><text:span text:style-name="T1">dbtb_clsn"</text:span></text:p>
      <text:p text:style-name="P6"><text:span text:style-name="T3"><text:s text:c="17"/></text:span><text:span text:style-name="T1">"(kod_pr</text:span><text:span text:style-name="T3"> <text:s text:c="5"/></text:span><text:span text:style-name="T1">INTEGER</text:span><text:span text:style-name="T3"> </text:span><text:span text:style-name="T1">PRIMARY</text:span><text:span text:style-name="T3"> </text:span><text:span text:style-name="T1">KEY</text:span><text:span text:style-name="T3"> <text:s/></text:span><text:span text:style-name="T1">,</text:span><text:span text:style-name="T3"> </text:span><text:span text:style-name="T1">"</text:span></text:p>
      <text:p text:style-name="P6"><text:span text:style-name="T3"><text:s text:c="17"/></text:span><text:span text:style-name="T1">"</text:span><text:span text:style-name="T3"> <text:s text:c="2"/></text:span><text:span text:style-name="T1">isim</text:span><text:span text:style-name="T3"> <text:s text:c="14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soyad</text:span><text:span text:style-name="T3"> <text:s text:c="9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bolum</text:span><text:span text:style-name="T3"> <text:s text:c="9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meslek</text:span><text:span text:style-name="T3"> <text:s text:c="3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gorev</text:span><text:span text:style-name="T3"> <text:s text:c="9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adres</text:span><text:span text:style-name="T3"> <text:s text:c="13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sehir</text:span><text:span text:style-name="T3"> <text:s text:c="4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tel_cep</text:span><text:span text:style-name="T3"> <text:s text:c="3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tel_ev</text:span><text:span text:style-name="T3"> <text:s text:c="4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eposta</text:span><text:span text:style-name="T3"> <text:s text:c="3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username</text:span><text:span text:style-name="T3"> <text:s text:c="2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password</text:span><text:span text:style-name="T3"> <text:s text:c="2"/></text:span><text:span text:style-name="T1">TEXT</text:span><text:span text:style-name="T3"> </text:span><text:span text:style-name="T1">,"</text:span></text:p>
      <text:p text:style-name="P6"><text:span text:style-name="T3"><text:s text:c="17"/></text:span><text:span text:style-name="T1">"</text:span><text:span text:style-name="T3"> <text:s text:c="2"/></text:span><text:span text:style-name="T1">yetki</text:span><text:span text:style-name="T3"> <text:s text:c="13"/></text:span><text:span text:style-name="T1">TEXT</text:span><text:span text:style-name="T3"> </text:span><text:span text:style-name="T1">,"</text:span></text:p>
      <text:p text:style-name="P5"><text:span text:style-name="T3"><text:s text:c="17"/></text:span><text:span text:style-name="T1">"</text:span><text:span text:style-name="T3"> <text:s text:c="2"/></text:span><text:span text:style-name="T1">img</text:span><text:span text:style-name="T3"> <text:s text:c="15"/></text:span><text:span text:style-name="T1">BLOB)"</text:span><text:span text:style-name="T3"> </text:span>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44:08.365697169</meta:creation-date>
    <meta:print-date>2018-04-11T13:52:12.268028407</meta:print-date>
    <dc:date>2018-04-11T17:46:07.400351809</dc:date>
    <meta:editing-duration>PT3H51M49S</meta:editing-duration>
    <meta:editing-cycles>1</meta:editing-cycles>
    <meta:document-statistic meta:table-count="0" meta:image-count="0" meta:object-count="0" meta:page-count="2" meta:paragraph-count="80" meta:word-count="281" meta:character-count="3193" meta:non-whitespace-character-count="1427"/>
    <meta:generator>LibreOffice/5.2.7.2$Linux_X86_64 LibreOffice_project/20m0$Build-2</meta:generator>
  </office:meta>
</office:document-meta>
</file>